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380975779962095">
            <text:p>0.380975779962095</text:p>
          </table:table-cell>
          <table:table-cell office:value-type="float" office:value="0.4218914363417036">
            <text:p>0.4218914363417036</text:p>
          </table:table-cell>
          <table:table-cell office:value-type="float" office:value="0.43331169211863124">
            <text:p>0.43331169211863124</text:p>
          </table:table-cell>
          <table:table-cell office:value-type="float" office:value="0.39685856456899227">
            <text:p>0.39685856456899227</text:p>
          </table:table-cell>
          <table:table-cell office:value-type="float" office:value="0.3417422531888114">
            <text:p>0.3417422531888114</text:p>
          </table:table-cell>
          <table:table-cell office:value-type="float" office:value="0.23439667023195496">
            <text:p>0.23439667023195496</text:p>
          </table:table-cell>
          <table:table-cell office:value-type="float" office:value="0.26733684982398104">
            <text:p>0.26733684982398104</text:p>
          </table:table-cell>
          <table:table-cell office:value-type="float" office:value="0.11815552699254414">
            <text:p>0.11815552699254414</text:p>
          </table:table-cell>
          <table:table-cell office:value-type="float" office:value="0.1337389227742815">
            <text:p>0.1337389227742815</text:p>
          </table:table-cell>
          <table:table-cell office:value-type="float" office:value="0.15625461688567976">
            <text:p>0.15625461688567976</text:p>
          </table:table-cell>
          <table:table-cell office:value-type="float" office:value="0.14230905808623">
            <text:p>0.14230905808623</text:p>
          </table:table-cell>
          <table:table-cell office:value-type="float" office:value="0.15565664573819477">
            <text:p>0.15565664573819477</text:p>
          </table:table-cell>
          <table:table-cell office:value-type="float" office:value="0.20606380080919884">
            <text:p>0.20606380080919884</text:p>
          </table:table-cell>
          <table:table-cell office:value-type="float" office:value="0.3347795549182606">
            <text:p>0.3347795549182606</text:p>
          </table:table-cell>
          <table:table-cell office:value-type="float" office:value="0.3444781935174135">
            <text:p>0.3444781935174135</text:p>
          </table:table-cell>
          <table:table-cell office:value-type="float" office:value="0.3255899666623784">
            <text:p>0.3255899666623784</text:p>
          </table:table-cell>
          <table:table-cell office:value-type="float" office:value="0.2013075621828268">
            <text:p>0.2013075621828268</text:p>
          </table:table-cell>
          <table:table-cell office:value-type="float" office:value="0.33970367554532005">
            <text:p>0.33970367554532005</text:p>
          </table:table-cell>
          <table:table-cell office:value-type="float" office:value="0.24630513444402505">
            <text:p>0.24630513444402505</text:p>
          </table:table-cell>
          <table:table-cell office:value-type="float" office:value="0.19686086504285627">
            <text:p>0.19686086504285627</text:p>
          </table:table-cell>
          <table:table-cell office:value-type="float" office:value="0.2433888415565006">
            <text:p>0.2433888415565006</text:p>
          </table:table-cell>
          <table:table-cell office:value-type="float" office:value="0.1651737180807764">
            <text:p>0.1651737180807764</text:p>
          </table:table-cell>
          <table:table-cell office:value-type="float" office:value="0.33013357831613094">
            <text:p>0.33013357831613094</text:p>
          </table:table-cell>
          <table:table-cell office:value-type="float" office:value="0.38054077927138485">
            <text:p>0.38054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188055710370916">
            <text:p>0.5188055710370916</text:p>
          </table:table-cell>
          <table:table-cell office:value-type="float" office:value="0.5534581259479996">
            <text:p>0.5534581259479996</text:p>
          </table:table-cell>
          <table:table-cell office:value-type="float" office:value="0.5625890371217104">
            <text:p>0.5625890371217104</text:p>
          </table:table-cell>
          <table:table-cell office:value-type="float" office:value="0.5219716497611425">
            <text:p>0.5219716497611425</text:p>
          </table:table-cell>
          <table:table-cell office:value-type="float" office:value="0.46501765232442904">
            <text:p>0.46501765232442904</text:p>
          </table:table-cell>
          <table:table-cell office:value-type="float" office:value="0.35687365574908547">
            <text:p>0.35687365574908547</text:p>
          </table:table-cell>
          <table:table-cell office:value-type="float" office:value="0.40005927016864284">
            <text:p>0.40005927016864284</text:p>
          </table:table-cell>
          <table:table-cell office:value-type="float" office:value="0.27402750235233736">
            <text:p>0.27402750235233736</text:p>
          </table:table-cell>
          <table:table-cell office:value-type="float" office:value="0.31083479598729324">
            <text:p>0.31083479598729324</text:p>
          </table:table-cell>
          <table:table-cell office:value-type="float" office:value="0.3436241363496727">
            <text:p>0.3436241363496727</text:p>
          </table:table-cell>
          <table:table-cell office:value-type="float" office:value="0.3343259614348684">
            <text:p>0.3343259614348684</text:p>
          </table:table-cell>
          <table:table-cell office:value-type="float" office:value="0.3495817499134152">
            <text:p>0.3495817499134152</text:p>
          </table:table-cell>
          <table:table-cell office:value-type="float" office:value="0.40059695354320835">
            <text:p>0.40059695354320835</text:p>
          </table:table-cell>
          <table:table-cell office:value-type="float" office:value="0.5274778620420865">
            <text:p>0.5274778620420865</text:p>
          </table:table-cell>
          <table:table-cell office:value-type="float" office:value="0.5348161724564395">
            <text:p>0.5348161724564395</text:p>
          </table:table-cell>
          <table:table-cell office:value-type="float" office:value="0.5146514545274712">
            <text:p>0.5146514545274712</text:p>
          </table:table-cell>
          <table:table-cell office:value-type="float" office:value="0.39310925346049763">
            <text:p>0.39310925346049763</text:p>
          </table:table-cell>
          <table:table-cell office:value-type="float" office:value="0.5400399704794903">
            <text:p>0.5400399704794903</text:p>
          </table:table-cell>
          <table:table-cell office:value-type="float" office:value="0.45144285921727945">
            <text:p>0.45144285921727945</text:p>
          </table:table-cell>
          <table:table-cell office:value-type="float" office:value="0.3996755183596404">
            <text:p>0.3996755183596404</text:p>
          </table:table-cell>
          <table:table-cell office:value-type="float" office:value="0.43984732052663517">
            <text:p>0.43984732052663517</text:p>
          </table:table-cell>
          <table:table-cell office:value-type="float" office:value="0.3530095671347325">
            <text:p>0.3530095671347325</text:p>
          </table:table-cell>
          <table:table-cell office:value-type="float" office:value="0.5047330025367703">
            <text:p>0.5047330025367703</text:p>
          </table:table-cell>
          <table:table-cell office:value-type="float" office:value="0.5356636213779926">
            <text:p>0.535663621377992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4493555872698317">
            <text:p>0.34493555872698317</text:p>
          </table:table-cell>
          <table:table-cell office:value-type="float" office:value="0.3292613972295276">
            <text:p>0.3292613972295276</text:p>
          </table:table-cell>
          <table:table-cell office:value-type="float" office:value="0.32353203818697185">
            <text:p>0.32353203818697185</text:p>
          </table:table-cell>
          <table:table-cell office:value-type="float" office:value="0.3131104792963721">
            <text:p>0.3131104792963721</text:p>
          </table:table-cell>
          <table:table-cell office:value-type="float" office:value="0.30851144985773693">
            <text:p>0.30851144985773693</text:p>
          </table:table-cell>
          <table:table-cell office:value-type="float" office:value="0.3065133241590752">
            <text:p>0.3065133241590752</text:p>
          </table:table-cell>
          <table:table-cell office:value-type="float" office:value="0.33215375181315543">
            <text:p>0.33215375181315543</text:p>
          </table:table-cell>
          <table:table-cell office:value-type="float" office:value="0.39008828564032094">
            <text:p>0.39008828564032094</text:p>
          </table:table-cell>
          <table:table-cell office:value-type="float" office:value="0.44320363180217304">
            <text:p>0.44320363180217304</text:p>
          </table:table-cell>
          <table:table-cell office:value-type="float" office:value="0.46891466192204945">
            <text:p>0.46891466192204945</text:p>
          </table:table-cell>
          <table:table-cell office:value-type="float" office:value="0.48054529666629836">
            <text:p>0.48054529666629836</text:p>
          </table:table-cell>
          <table:table-cell office:value-type="float" office:value="0.4853207977618655">
            <text:p>0.4853207977618655</text:p>
          </table:table-cell>
          <table:table-cell office:value-type="float" office:value="0.4868425121004184">
            <text:p>0.4868425121004184</text:p>
          </table:table-cell>
          <table:table-cell office:value-type="float" office:value="0.4822505912189447">
            <text:p>0.4822505912189447</text:p>
          </table:table-cell>
          <table:table-cell office:value-type="float" office:value="0.4763435872624511">
            <text:p>0.4763435872624511</text:p>
          </table:table-cell>
          <table:table-cell office:value-type="float" office:value="0.47314901547674915">
            <text:p>0.47314901547674915</text:p>
          </table:table-cell>
          <table:table-cell office:value-type="float" office:value="0.4800067026848001">
            <text:p>0.4800067026848001</text:p>
          </table:table-cell>
          <table:table-cell office:value-type="float" office:value="0.5013655704434131">
            <text:p>0.5013655704434131</text:p>
          </table:table-cell>
          <table:table-cell office:value-type="float" office:value="0.5133817236372582">
            <text:p>0.5133817236372582</text:p>
          </table:table-cell>
          <table:table-cell office:value-type="float" office:value="0.5075679591052914">
            <text:p>0.5075679591052914</text:p>
          </table:table-cell>
          <table:table-cell office:value-type="float" office:value="0.49166087158431365">
            <text:p>0.49166087158431365</text:p>
          </table:table-cell>
          <table:table-cell office:value-type="float" office:value="0.47008170756878753">
            <text:p>0.47008170756878753</text:p>
          </table:table-cell>
          <table:table-cell office:value-type="float" office:value="0.4369559692228346">
            <text:p>0.4369559692228346</text:p>
          </table:table-cell>
          <table:table-cell office:value-type="float" office:value="0.3882134899576682">
            <text:p>0.38821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05902414080589">
            <text:p>0.2505902414080589</text:p>
          </table:table-cell>
          <table:table-cell office:value-type="float" office:value="0.23920321036952943">
            <text:p>0.23920321036952943</text:p>
          </table:table-cell>
          <table:table-cell office:value-type="float" office:value="0.2350409214165259">
            <text:p>0.2350409214165259</text:p>
          </table:table-cell>
          <table:table-cell office:value-type="float" office:value="0.2274698233021953">
            <text:p>0.2274698233021953</text:p>
          </table:table-cell>
          <table:table-cell office:value-type="float" office:value="0.22412870097336432">
            <text:p>0.22412870097336432</text:p>
          </table:table-cell>
          <table:table-cell office:value-type="float" office:value="0.22267709417747705">
            <text:p>0.22267709417747705</text:p>
          </table:table-cell>
          <table:table-cell office:value-type="float" office:value="0.24130446034220243">
            <text:p>0.24130446034220243</text:p>
          </table:table-cell>
          <table:table-cell office:value-type="float" office:value="0.28339298514142003">
            <text:p>0.28339298514142003</text:p>
          </table:table-cell>
          <table:table-cell office:value-type="float" office:value="0.3219804461335366">
            <text:p>0.3219804461335366</text:p>
          </table:table-cell>
          <table:table-cell office:value-type="float" office:value="0.3406591038757767">
            <text:p>0.3406591038757767</text:p>
          </table:table-cell>
          <table:table-cell office:value-type="float" office:value="0.34910857652233857">
            <text:p>0.34910857652233857</text:p>
          </table:table-cell>
          <table:table-cell office:value-type="float" office:value="0.35257790272575845">
            <text:p>0.35257790272575845</text:p>
          </table:table-cell>
          <table:table-cell office:value-type="float" office:value="0.3536834041848113">
            <text:p>0.3536834041848113</text:p>
          </table:table-cell>
          <table:table-cell office:value-type="float" office:value="0.35034744611060753">
            <text:p>0.35034744611060753</text:p>
          </table:table-cell>
          <table:table-cell office:value-type="float" office:value="0.34605610093031">
            <text:p>0.34605610093031</text:p>
          </table:table-cell>
          <table:table-cell office:value-type="float" office:value="0.34373529492837596">
            <text:p>0.34373529492837596</text:p>
          </table:table-cell>
          <table:table-cell office:value-type="float" office:value="0.3487172964921131">
            <text:p>0.3487172964921131</text:p>
          </table:table-cell>
          <table:table-cell office:value-type="float" office:value="0.3642341769424408">
            <text:p>0.3642341769424408</text:p>
          </table:table-cell>
          <table:table-cell office:value-type="float" office:value="0.37296372266035654">
            <text:p>0.37296372266035654</text:p>
          </table:table-cell>
          <table:table-cell office:value-type="float" office:value="0.36874011445094973">
            <text:p>0.36874011445094973</text:p>
          </table:table-cell>
          <table:table-cell office:value-type="float" office:value="0.3571838663311795">
            <text:p>0.3571838663311795</text:p>
          </table:table-cell>
          <table:table-cell office:value-type="float" office:value="0.34150694412579247">
            <text:p>0.34150694412579247</text:p>
          </table:table-cell>
          <table:table-cell office:value-type="float" office:value="0.3174416178382735">
            <text:p>0.3174416178382735</text:p>
          </table:table-cell>
          <table:table-cell office:value-type="float" office:value="0.2820309756564011">
            <text:p>0.28203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5445617905609041">
            <text:p>0.5445617905609041</text:p>
          </table:table-cell>
          <table:table-cell office:value-type="float" office:value="0.519816445424274">
            <text:p>0.519816445424274</text:p>
          </table:table-cell>
          <table:table-cell office:value-type="float" office:value="0.5107713065858934">
            <text:p>0.5107713065858934</text:p>
          </table:table-cell>
          <table:table-cell office:value-type="float" office:value="0.49431842828350553">
            <text:p>0.49431842828350553</text:p>
          </table:table-cell>
          <table:table-cell office:value-type="float" office:value="0.487057780192631">
            <text:p>0.487057780192631</text:p>
          </table:table-cell>
          <table:table-cell office:value-type="float" office:value="0.4839032695001286">
            <text:p>0.4839032695001286</text:p>
          </table:table-cell>
          <table:table-cell office:value-type="float" office:value="0.5243827064291133">
            <text:p>0.5243827064291133</text:p>
          </table:table-cell>
          <table:table-cell office:value-type="float" office:value="0.6158459745034938">
            <text:p>0.6158459745034938</text:p>
          </table:table-cell>
          <table:table-cell office:value-type="float" office:value="0.6997010230201203">
            <text:p>0.6997010230201203</text:p>
          </table:table-cell>
          <table:table-cell office:value-type="float" office:value="0.7402919225229665">
            <text:p>0.7402919225229665</text:p>
          </table:table-cell>
          <table:table-cell office:value-type="float" office:value="0.7586536110222996">
            <text:p>0.7586536110222996</text:p>
          </table:table-cell>
          <table:table-cell office:value-type="float" office:value="0.76619286106954">
            <text:p>0.76619286106954</text:p>
          </table:table-cell>
          <table:table-cell office:value-type="float" office:value="0.7685952445407683">
            <text:p>0.7685952445407683</text:p>
          </table:table-cell>
          <table:table-cell office:value-type="float" office:value="0.7613458189768809">
            <text:p>0.7613458189768809</text:p>
          </table:table-cell>
          <table:table-cell office:value-type="float" office:value="0.7520202259203971">
            <text:p>0.7520202259203971</text:p>
          </table:table-cell>
          <table:table-cell office:value-type="float" office:value="0.7469768440837514">
            <text:p>0.7469768440837514</text:p>
          </table:table-cell>
          <table:table-cell office:value-type="float" office:value="0.757803313929031">
            <text:p>0.757803313929031</text:p>
          </table:table-cell>
          <table:table-cell office:value-type="float" office:value="0.7915233030015126">
            <text:p>0.7915233030015126</text:p>
          </table:table-cell>
          <table:table-cell office:value-type="float" office:value="0.810493622915887">
            <text:p>0.810493622915887</text:p>
          </table:table-cell>
          <table:table-cell office:value-type="float" office:value="0.8013152301891067">
            <text:p>0.8013152301891067</text:p>
          </table:table-cell>
          <table:table-cell office:value-type="float" office:value="0.7762021566196505">
            <text:p>0.7762021566196505</text:p>
          </table:table-cell>
          <table:table-cell office:value-type="float" office:value="0.7421343781671443">
            <text:p>0.7421343781671443</text:p>
          </table:table-cell>
          <table:table-cell office:value-type="float" office:value="0.6898376203208418">
            <text:p>0.6898376203208418</text:p>
          </table:table-cell>
          <table:table-cell office:value-type="float" office:value="0.6128861692063869">
            <text:p>0.61288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2926008212964">
            <text:p>0.1252926008212964</text:p>
          </table:table-cell>
          <table:table-cell office:value-type="float" office:value="0.13874865044897">
            <text:p>0.13874865044897</text:p>
          </table:table-cell>
          <table:table-cell office:value-type="float" office:value="0.1425044628223393">
            <text:p>0.1425044628223393</text:p>
          </table:table-cell>
          <table:table-cell office:value-type="float" office:value="0.1305160178896478">
            <text:p>0.1305160178896478</text:p>
          </table:table-cell>
          <table:table-cell office:value-type="float" office:value="0.1123897579967322">
            <text:p>0.1123897579967322</text:p>
          </table:table-cell>
          <table:table-cell office:value-type="float" office:value="0.07708670729707638">
            <text:p>0.07708670729707638</text:p>
          </table:table-cell>
          <table:table-cell office:value-type="float" office:value="0.08791983892821606">
            <text:p>0.08791983892821606</text:p>
          </table:table-cell>
          <table:table-cell office:value-type="float" office:value="0.03885814809482023">
            <text:p>0.03885814809482023</text:p>
          </table:table-cell>
          <table:table-cell office:value-type="float" office:value="0.04398310429890181">
            <text:p>0.04398310429890181</text:p>
          </table:table-cell>
          <table:table-cell office:value-type="float" office:value="0.05138790539884181">
            <text:p>0.05138790539884181</text:p>
          </table:table-cell>
          <table:table-cell office:value-type="float" office:value="0.04680158935517282">
            <text:p>0.04680158935517282</text:p>
          </table:table-cell>
          <table:table-cell office:value-type="float" office:value="0.051191248907208504">
            <text:p>0.051191248907208504</text:p>
          </table:table-cell>
          <table:table-cell office:value-type="float" office:value="0.06776879501650966">
            <text:p>0.06776879501650966</text:p>
          </table:table-cell>
          <table:table-cell office:value-type="float" office:value="0.11009991538485282">
            <text:p>0.11009991538485282</text:p>
          </table:table-cell>
          <table:table-cell office:value-type="float" office:value="0.113289534563884">
            <text:p>0.113289534563884</text:p>
          </table:table-cell>
          <table:table-cell office:value-type="float" office:value="0.10707770905674711">
            <text:p>0.10707770905674711</text:p>
          </table:table-cell>
          <table:table-cell office:value-type="float" office:value="0.06620459713578315">
            <text:p>0.06620459713578315</text:p>
          </table:table-cell>
          <table:table-cell office:value-type="float" office:value="0.11171932510214048">
            <text:p>0.11171932510214048</text:p>
          </table:table-cell>
          <table:table-cell office:value-type="float" office:value="0.08100307818308378">
            <text:p>0.08100307818308378</text:p>
          </table:table-cell>
          <table:table-cell office:value-type="float" office:value="0.06474219905423838">
            <text:p>0.06474219905423838</text:p>
          </table:table-cell>
          <table:table-cell office:value-type="float" office:value="0.08004398855100568">
            <text:p>0.08004398855100568</text:p>
          </table:table-cell>
          <table:table-cell office:value-type="float" office:value="0.05432115586907696">
            <text:p>0.05432115586907696</text:p>
          </table:table-cell>
          <table:table-cell office:value-type="float" office:value="0.10857197969326197">
            <text:p>0.10857197969326197</text:p>
          </table:table-cell>
          <table:table-cell office:value-type="float" office:value="0.12514954089264796">
            <text:p>0.1251495408926479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7053695585336234">
            <text:p>0.17053695585336234</text:p>
          </table:table-cell>
          <table:table-cell office:value-type="float" office:value="0.18192762233220236">
            <text:p>0.18192762233220236</text:p>
          </table:table-cell>
          <table:table-cell office:value-type="float" office:value="0.18492905077218508">
            <text:p>0.18492905077218508</text:p>
          </table:table-cell>
          <table:table-cell office:value-type="float" office:value="0.17157767988898218">
            <text:p>0.17157767988898218</text:p>
          </table:table-cell>
          <table:table-cell office:value-type="float" office:value="0.15285629004900472">
            <text:p>0.15285629004900472</text:p>
          </table:table-cell>
          <table:table-cell office:value-type="float" office:value="0.1173081984336646">
            <text:p>0.1173081984336646</text:p>
          </table:table-cell>
          <table:table-cell office:value-type="float" office:value="0.13150377309768793">
            <text:p>0.13150377309768793</text:p>
          </table:table-cell>
          <table:table-cell office:value-type="float" office:value="0.09007577921310843">
            <text:p>0.09007577921310843</text:p>
          </table:table-cell>
          <table:table-cell office:value-type="float" office:value="0.102174731422042">
            <text:p>0.102174731422042</text:p>
          </table:table-cell>
          <table:table-cell office:value-type="float" office:value="0.11295293929413983">
            <text:p>0.11295293929413983</text:p>
          </table:table-cell>
          <table:table-cell office:value-type="float" office:value="0.10989652946840611">
            <text:p>0.10989652946840611</text:p>
          </table:table-cell>
          <table:table-cell office:value-type="float" office:value="0.11491127077327226">
            <text:p>0.11491127077327226</text:p>
          </table:table-cell>
          <table:table-cell office:value-type="float" office:value="0.13168051539004247">
            <text:p>0.13168051539004247</text:p>
          </table:table-cell>
          <table:table-cell office:value-type="float" office:value="0.1733876309247762">
            <text:p>0.1733876309247762</text:p>
          </table:table-cell>
          <table:table-cell office:value-type="float" office:value="0.17579981226791325">
            <text:p>0.17579981226791325</text:p>
          </table:table-cell>
          <table:table-cell office:value-type="float" office:value="0.16917145320003818">
            <text:p>0.16917145320003818</text:p>
          </table:table-cell>
          <table:table-cell office:value-type="float" office:value="0.1292192280605796">
            <text:p>0.1292192280605796</text:p>
          </table:table-cell>
          <table:table-cell office:value-type="float" office:value="0.1775169307079934">
            <text:p>0.1775169307079934</text:p>
          </table:table-cell>
          <table:table-cell office:value-type="float" office:value="0.14839410995289498">
            <text:p>0.14839410995289498</text:p>
          </table:table-cell>
          <table:table-cell office:value-type="float" office:value="0.13137762976198755">
            <text:p>0.13137762976198755</text:p>
          </table:table-cell>
          <table:table-cell office:value-type="float" office:value="0.1445825320127641">
            <text:p>0.1445825320127641</text:p>
          </table:table-cell>
          <table:table-cell office:value-type="float" office:value="0.11603803106032268">
            <text:p>0.11603803106032268</text:p>
          </table:table-cell>
          <table:table-cell office:value-type="float" office:value="0.16591115164643122">
            <text:p>0.16591115164643122</text:p>
          </table:table-cell>
          <table:table-cell office:value-type="float" office:value="0.17607837781807512">
            <text:p>0.1760783778180751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133794464007647">
            <text:p>0.1133794464007647</text:p>
          </table:table-cell>
          <table:table-cell office:value-type="float" office:value="0.10822738912973003">
            <text:p>0.10822738912973003</text:p>
          </table:table-cell>
          <table:table-cell office:value-type="float" office:value="0.10634416329220354">
            <text:p>0.10634416329220354</text:p>
          </table:table-cell>
          <table:table-cell office:value-type="float" office:value="0.10291862322318328">
            <text:p>0.10291862322318328</text:p>
          </table:table-cell>
          <table:table-cell office:value-type="float" office:value="0.10140693386979281">
            <text:p>0.10140693386979281</text:p>
          </table:table-cell>
          <table:table-cell office:value-type="float" office:value="0.1007501550024896">
            <text:p>0.1007501550024896</text:p>
          </table:table-cell>
          <table:table-cell office:value-type="float" office:value="0.10917809877154376">
            <text:p>0.10917809877154376</text:p>
          </table:table-cell>
          <table:table-cell office:value-type="float" office:value="0.12822103362306295">
            <text:p>0.12822103362306295</text:p>
          </table:table-cell>
          <table:table-cell office:value-type="float" office:value="0.14567991366848757">
            <text:p>0.14567991366848757</text:p>
          </table:table-cell>
          <table:table-cell office:value-type="float" office:value="0.1541310642896162">
            <text:p>0.1541310642896162</text:p>
          </table:table-cell>
          <table:table-cell office:value-type="float" office:value="0.1579540245360435">
            <text:p>0.1579540245360435</text:p>
          </table:table-cell>
          <table:table-cell office:value-type="float" office:value="0.1595237196770723">
            <text:p>0.1595237196770723</text:p>
          </table:table-cell>
          <table:table-cell office:value-type="float" office:value="0.16002390333433814">
            <text:p>0.16002390333433814</text:p>
          </table:table-cell>
          <table:table-cell office:value-type="float" office:value="0.15851455054572203">
            <text:p>0.15851455054572203</text:p>
          </table:table-cell>
          <table:table-cell office:value-type="float" office:value="0.15657293327394403">
            <text:p>0.15657293327394403</text:p>
          </table:table-cell>
          <table:table-cell office:value-type="float" office:value="0.15552288560159935">
            <text:p>0.15552288560159935</text:p>
          </table:table-cell>
          <table:table-cell office:value-type="float" office:value="0.15777699005550894">
            <text:p>0.15777699005550894</text:p>
          </table:table-cell>
          <table:table-cell office:value-type="float" office:value="0.16479759590767523">
            <text:p>0.16479759590767523</text:p>
          </table:table-cell>
          <table:table-cell office:value-type="float" office:value="0.16874727509416707">
            <text:p>0.16874727509416707</text:p>
          </table:table-cell>
          <table:table-cell office:value-type="float" office:value="0.16683630538558794">
            <text:p>0.16683630538558794</text:p>
          </table:table-cell>
          <table:table-cell office:value-type="float" office:value="0.16160768591929472">
            <text:p>0.16160768591929472</text:p>
          </table:table-cell>
          <table:table-cell office:value-type="float" office:value="0.15451466924423413">
            <text:p>0.15451466924423413</text:p>
          </table:table-cell>
          <table:table-cell office:value-type="float" office:value="0.1436263227683249">
            <text:p>0.1436263227683249</text:p>
          </table:table-cell>
          <table:table-cell office:value-type="float" office:value="0.12760479302033115">
            <text:p>0.127604793020331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8237806001001839">
            <text:p>0.08237806001001839</text:p>
          </table:table-cell>
          <table:table-cell office:value-type="float" office:value="0.07863473177442133">
            <text:p>0.07863473177442133</text:p>
          </table:table-cell>
          <table:table-cell office:value-type="float" office:value="0.07726643711449004">
            <text:p>0.07726643711449004</text:p>
          </table:table-cell>
          <table:table-cell office:value-type="float" office:value="0.07477754380683513">
            <text:p>0.07477754380683513</text:p>
          </table:table-cell>
          <table:table-cell office:value-type="float" office:value="0.07367919626481309">
            <text:p>0.07367919626481309</text:p>
          </table:table-cell>
          <table:table-cell office:value-type="float" office:value="0.07320200070017094">
            <text:p>0.07320200070017094</text:p>
          </table:table-cell>
          <table:table-cell office:value-type="float" office:value="0.07932548850689537">
            <text:p>0.07932548850689537</text:p>
          </table:table-cell>
          <table:table-cell office:value-type="float" office:value="0.0931615062311338">
            <text:p>0.0931615062311338</text:p>
          </table:table-cell>
          <table:table-cell office:value-type="float" office:value="0.10584659787469321">
            <text:p>0.10584659787469321</text:p>
          </table:table-cell>
          <table:table-cell office:value-type="float" office:value="0.1119869470748486">
            <text:p>0.1119869470748486</text:p>
          </table:table-cell>
          <table:table-cell office:value-type="float" office:value="0.11476459380530595">
            <text:p>0.11476459380530595</text:p>
          </table:table-cell>
          <table:table-cell office:value-type="float" office:value="0.11590508658975589">
            <text:p>0.11590508658975589</text:p>
          </table:table-cell>
          <table:table-cell office:value-type="float" office:value="0.11626850483391228">
            <text:p>0.11626850483391228</text:p>
          </table:table-cell>
          <table:table-cell office:value-type="float" office:value="0.11517185496884347">
            <text:p>0.11517185496884347</text:p>
          </table:table-cell>
          <table:table-cell office:value-type="float" office:value="0.1137611348673751">
            <text:p>0.1137611348673751</text:p>
          </table:table-cell>
          <table:table-cell office:value-type="float" office:value="0.11299820214092547">
            <text:p>0.11299820214092547</text:p>
          </table:table-cell>
          <table:table-cell office:value-type="float" office:value="0.11463596593205147">
            <text:p>0.11463596593205147</text:p>
          </table:table-cell>
          <table:table-cell office:value-type="float" office:value="0.11973692477914323">
            <text:p>0.11973692477914323</text:p>
          </table:table-cell>
          <table:table-cell office:value-type="float" office:value="0.1226066416403027">
            <text:p>0.1226066416403027</text:p>
          </table:table-cell>
          <table:table-cell office:value-type="float" office:value="0.12121818912683548">
            <text:p>0.12121818912683548</text:p>
          </table:table-cell>
          <table:table-cell office:value-type="float" office:value="0.11741923312698475">
            <text:p>0.11741923312698475</text:p>
          </table:table-cell>
          <table:table-cell office:value-type="float" office:value="0.11226566277663419">
            <text:p>0.11226566277663419</text:p>
          </table:table-cell>
          <table:table-cell office:value-type="float" office:value="0.10435452113785959">
            <text:p>0.10435452113785959</text:p>
          </table:table-cell>
          <table:table-cell office:value-type="float" office:value="0.09271376453752016">
            <text:p>0.0927137645375201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789930295771845">
            <text:p>0.1789930295771845</text:p>
          </table:table-cell>
          <table:table-cell office:value-type="float" office:value="0.17085943597823564">
            <text:p>0.17085943597823564</text:p>
          </table:table-cell>
          <table:table-cell office:value-type="float" office:value="0.1678863724403758">
            <text:p>0.1678863724403758</text:p>
          </table:table-cell>
          <table:table-cell office:value-type="float" office:value="0.1624784452158532">
            <text:p>0.1624784452158532</text:p>
          </table:table-cell>
          <table:table-cell office:value-type="float" office:value="0.1600919292666888">
            <text:p>0.1600919292666888</text:p>
          </table:table-cell>
          <table:table-cell office:value-type="float" office:value="0.15905506726962645">
            <text:p>0.15905506726962645</text:p>
          </table:table-cell>
          <table:table-cell office:value-type="float" office:value="0.17236032881585947">
            <text:p>0.17236032881585947</text:p>
          </table:table-cell>
          <table:table-cell office:value-type="float" office:value="0.20242356081530002">
            <text:p>0.20242356081530002</text:p>
          </table:table-cell>
          <table:table-cell office:value-type="float" office:value="0.229986032952526">
            <text:p>0.229986032952526</text:p>
          </table:table-cell>
          <table:table-cell office:value-type="float" office:value="0.2433279313398399">
            <text:p>0.2433279313398399</text:p>
          </table:table-cell>
          <table:table-cell office:value-type="float" office:value="0.24936326894452784">
            <text:p>0.24936326894452784</text:p>
          </table:table-cell>
          <table:table-cell office:value-type="float" office:value="0.2518413590898273">
            <text:p>0.2518413590898273</text:p>
          </table:table-cell>
          <table:table-cell office:value-type="float" office:value="0.2526310029891505">
            <text:p>0.2526310029891505</text:p>
          </table:table-cell>
          <table:table-cell office:value-type="float" office:value="0.25024817579329106">
            <text:p>0.25024817579329106</text:p>
          </table:table-cell>
          <table:table-cell office:value-type="float" office:value="0.24718292923593632">
            <text:p>0.24718292923593632</text:p>
          </table:table-cell>
          <table:table-cell office:value-type="float" office:value="0.24552521066312494">
            <text:p>0.24552521066312494</text:p>
          </table:table-cell>
          <table:table-cell office:value-type="float" office:value="0.2490837832086516">
            <text:p>0.2490837832086516</text:p>
          </table:table-cell>
          <table:table-cell office:value-type="float" office:value="0.2601672692446007">
            <text:p>0.2601672692446007</text:p>
          </table:table-cell>
          <table:table-cell office:value-type="float" office:value="0.2664026590431118">
            <text:p>0.2664026590431118</text:p>
          </table:table-cell>
          <table:table-cell office:value-type="float" office:value="0.26338579603639284">
            <text:p>0.26338579603639284</text:p>
          </table:table-cell>
          <table:table-cell office:value-type="float" office:value="0.2551313330936995">
            <text:p>0.2551313330936995</text:p>
          </table:table-cell>
          <table:table-cell office:value-type="float" office:value="0.2439335315184223">
            <text:p>0.2439335315184223</text:p>
          </table:table-cell>
          <table:table-cell office:value-type="float" office:value="0.2267440127416241">
            <text:p>0.2267440127416241</text:p>
          </table:table-cell>
          <table:table-cell office:value-type="float" office:value="0.2014506968974298">
            <text:p>0.201450696897429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